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eaterFilterFieldDefinitionBuilder.buildWidgetDefinition( Element widgetElement , WidgetDefinitionBuilder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eaterFilterFieldDefinitionBuilder.setupDefinition( Element widgetElement , RepeaterFilterFieldDefinition definition , WidgetDefinitionBuilder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